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auto-grow-height="false" draw:fit-to-size="false" style:shrink-to-fit="true" fo:min-height="8.884cm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6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fo:margin-top="0.5cm" fo:margin-bottom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3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3cm" svg:y="8cm">
          <draw:text-box>
            <text:p text:style-name="P3">Лекция 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6">Обзор стека протоколов TCP/IP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Связь между уровнями стек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Понятие PDU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8" draw:layer="layout" svg:width="25.199cm" svg:height="9.134cm" svg:x="10.365cm" svg:y="6.149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Канальный уровень (2)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item>
                <text:p/>
              </text:list-item>
              <text:list-item>
                <text:p><text:s text:c="13"/>6.3.1 <text:s/>Подуровень MAC.</text:p>
              </text:list-item>
              <text:list-item>
                <text:p><text:s text:c="13"/>6.3.2 <text:s/>Подуровень LL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Сетевой уровень (3)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item>
                <text:p/>
              </text:list-item>
              <text:list-item>
                <text:p><text:s text:c="13"/>6.4.1 <text:s/>Протокол IPv4.</text:p>
              </text:list-item>
              <text:list-item>
                <text:p><text:s text:c="13"/>6.4.2 <text:s/>Структура адреса IP. Маска, сеть, хост.</text:p>
              </text:list-item>
              <text:list-item>
                <text:p><text:s text:c="13"/>6.4.3 <text:s/>Маршрутизация пакетов IP.</text:p>
              </text:list-item>
              <text:list-item>
                <text:p><text:s text:c="13"/>6.4.4 <text:s/>Связь между адресами IP и MAC. Протокол ARP.</text:p>
              </text:list-item>
              <text:list-item>
                <text:p><text:s text:c="13"/>6.4.5 <text:s/>Проверка достижимости хоста IP. Утилита ping, протокол ICMP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Транспортный уровень (4)</text:span></text:p>
          </draw:text-box>
        </draw:frame>
        <draw:frame presentation:style-name="pr5" draw:layer="layout" svg:width="25.199cm" svg:height="9.134cm" svg:x="1.4cm" svg:y="3.69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<text:s text:c="13"/>6.5.1 <text:s/>Порт транспортного протокола. Фиксированные и динамически выделяемые порты.</text:p>
              </text:list-item>
              <text:list-item>
                <text:p><text:s text:c="13"/>6.5.2 <text:s/>Дейтаграммы. Протокол UDP.</text:p>
              </text:list-item>
              <text:list-item>
                <text:p><text:s text:c="13"/>6.5.3 <text:s/>Потоки. Протокол TCP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1">Прикладной уровень</text:span></text:p>
          </draw:text-box>
        </draw:frame>
        <draw:frame presentation:style-name="pr5" draw:layer="layout" svg:width="25.199cm" svg:height="9.134cm" svg:x="1.42cm" svg:y="3.68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<text:s text:c="13"/>6.6.1 <text:s/>Система доменных имен. Протокол DNS.</text:p>
              </text:list-item>
              <text:list-item>
                <text:p><text:s text:c="13"/>6.6.2 <text:s/>Электронная почта. Протоколы SMTP, POP3, IMAP.</text:p>
              </text:list-item>
              <text:list-item>
                <text:p><text:s text:c="13"/>6.6.3 <text:s/>WWW. Протокол HTTP.</text:p>
              </text:list-item>
              <text:list-item>
                <text:p><text:s text:c="13"/>6.6.4 <text:s/>Передача файлов. Протокол FTP.</text:p>
              </text:list-item>
              <text:list-item>
                <text:p><text:s text:c="13"/>6.6.5 <text:s/>Удаленный терминал. Протокол TELNE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0T11:30:37.930000000</dc:date>
    <meta:editing-duration>PT12M25S</meta:editing-duration>
    <meta:editing-cycles>6</meta:editing-cycles>
    <meta:generator>LibreOffice/7.4.5.1$Windows_X86_64 LibreOffice_project/9c0871452b3918c1019dde9bfac75448afc4b57f</meta:generator>
    <meta:document-statistic meta:object-count="53"/>
  </office:meta>
</office:document-meta>
</file>